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1fd2e8" officeooo:paragraph-rsid="001fd2e8"/>
    </style:style>
    <style:style style:name="P2" style:family="paragraph" style:parent-style-name="Standard">
      <style:text-properties style:font-name="Linux Libertine O" officeooo:rsid="002a69a8" officeooo:paragraph-rsid="0029564d"/>
    </style:style>
    <style:style style:name="P3" style:family="paragraph" style:parent-style-name="Standard">
      <style:text-properties style:font-name="Linux Libertine O" officeooo:rsid="002e589e" officeooo:paragraph-rsid="002e589e"/>
    </style:style>
    <style:style style:name="P4" style:family="paragraph" style:parent-style-name="Standard">
      <style:text-properties style:font-name="Linux Libertine O" officeooo:rsid="002e589e" officeooo:paragraph-rsid="0035668c"/>
    </style:style>
    <style:style style:name="P5" style:family="paragraph" style:parent-style-name="Standard">
      <style:text-properties style:font-name="Linux Libertine O" officeooo:rsid="002e589e" officeooo:paragraph-rsid="00386c36"/>
    </style:style>
    <style:style style:name="P6" style:family="paragraph" style:parent-style-name="Standard">
      <style:text-properties style:font-name="Linux Libertine O" officeooo:paragraph-rsid="0030dbcb"/>
    </style:style>
    <style:style style:name="P7" style:family="paragraph" style:parent-style-name="Standard">
      <style:text-properties style:font-name="Linux Libertine O" officeooo:rsid="0035668c" officeooo:paragraph-rsid="002e589e"/>
    </style:style>
    <style:style style:name="P8" style:family="paragraph" style:parent-style-name="Standard">
      <style:text-properties style:font-name="Linux Libertine O" officeooo:rsid="0035668c" officeooo:paragraph-rsid="00386c36"/>
    </style:style>
    <style:style style:name="P9" style:family="paragraph" style:parent-style-name="Standard">
      <style:text-properties style:font-name="Linux Libertine O" officeooo:rsid="003dde64" officeooo:paragraph-rsid="003dde64"/>
    </style:style>
    <style:style style:name="P10" style:family="paragraph" style:parent-style-name="Standard">
      <style:text-properties style:font-name="Linux Libertine O" officeooo:rsid="002e589e" officeooo:paragraph-rsid="002e589e"/>
    </style:style>
    <style:style style:name="P11" style:family="paragraph" style:parent-style-name="Standard">
      <style:text-properties style:font-name="Linux Libertine O" officeooo:rsid="002e589e" officeooo:paragraph-rsid="0035668c"/>
    </style:style>
    <style:style style:name="P12" style:family="paragraph" style:parent-style-name="Standard">
      <style:text-properties style:font-name="Linux Libertine O" officeooo:rsid="001fd2e8" officeooo:paragraph-rsid="001fd2e8"/>
    </style:style>
    <style:style style:name="T1" style:family="text">
      <style:text-properties fo:color="#3465a4" loext:opacity="100%" style:font-name="Linux Libertine O" fo:font-weight="bold" style:font-weight-asian="bold" style:font-weight-complex="bold"/>
    </style:style>
    <style:style style:name="T2" style:family="text">
      <style:text-properties fo:color="#3465a4" loext:opacity="100%" style:font-name="Linux Libertine O" fo:font-size="14pt" fo:font-weight="bold" officeooo:rsid="002e589e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style:font-name="Linux Libertine O" fo:font-size="14pt" fo:font-weight="bold" officeooo:rsid="003dde64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5" style:family="text">
      <style:text-properties fo:color="#004586" loext:opacity="100%" style:font-name="Linux Libertine O" fo:font-size="18.2000007629395pt" officeooo:rsid="002e589e" style:font-size-asian="18.2000007629395pt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officeooo:rsid="003dde64" style:font-size-asian="18.2000007629395pt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fo:font-weight="bold" officeooo:rsid="003dde64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8" style:family="text">
      <style:text-properties officeooo:rsid="0035668c"/>
    </style:style>
    <style:style style:name="T9" style:family="text">
      <style:text-properties officeooo:rsid="003dde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7">Mince pie sortof</text:span><text:span text:style-name="T4"> (</text:span><text:span text:style-name="T6">1 small pie</text:span><text:span text:style-name="T4">; </text:span><text:span text:style-name="T6">20</text:span><text:span text:style-name="T5"> min</text:span><text:span text:style-name="T4">)</text:span></text:h>
      <text:p text:style-name="P6"/>
      <text:p text:style-name="Heading"><text:span text:style-name="T1">For the </text:span><text:span text:style-name="T3">dough</text:span></text:p>
      <text:p text:style-name="P3"><text:span text:style-name="T8">1</text:span><text:span text:style-name="T9">10</text:span>g <text:span text:style-name="T8">plain</text:span> flour</text:p>
      <text:p text:style-name="P5"><text:span text:style-name="T9">3</text:span><text:span text:style-name="T8">5g</text:span> caster sugar</text:p>
      <text:p text:style-name="P3"><text:span text:style-name="T9">75</text:span>g butter<text:span text:style-name="T8"> in small pieces</text:span></text:p>
      <text:p text:style-name="P7"/>
      <text:p text:style-name="P3"/>
      <text:p text:style-name="P9">Line a round 12cm diameter cake tin with baking paper and preheat the oven to 190 degrees.</text:p>
      <text:p text:style-name="P9"/>
      <text:p text:style-name="P9">Measure ingredients into a bowl and rub together until it forms a dough.</text:p>
      <text:p text:style-name="P4"/>
      <text:p text:style-name="P4"/>
      <text:p text:style-name="P4"/>
      <text:p text:style-name="Heading"><text:span text:style-name="T1">For the </text:span><text:span text:style-name="T2">assembly</text:span></text:p>
      <text:p text:style-name="P9">135g mincemeat</text:p>
      <text:p text:style-name="P8"/>
      <text:p text:style-name="P3"><text:span text:style-name="T8">sprinkle of</text:span> flour</text:p>
      <text:p text:style-name="P1"/>
      <text:p text:style-name="P1"/>
      <text:p text:style-name="P9">Sprinkle a few pinches of flour onto the worktop, break off just under half the dough, roll it into a ball, and flatten until it’s a bit larger than the cake tin (rough edges are fine).</text:p>
      <text:p text:style-name="P9"/>
      <text:p text:style-name="P9">Squish the rest into the bottom and sides of the tin and fill with mincemeat.</text:p>
      <text:p text:style-name="P9"/>
      <text:p text:style-name="P9">Flip the dough lid over (smooth side up) and place on top, and squish any rough edges into place.</text:p>
      <text:p text:style-name="P9"/>
      <text:p text:style-name="P9">Bake for 12 min, then leave to cool completely before cutting.</text:p>
      <text:p text:style-name="P9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4-12-24T23:43:27.793539849</dc:date>
    <meta:editing-duration>PT1H12M11S</meta:editing-duration>
    <meta:editing-cycles>31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141" meta:character-count="739" meta:non-whitespace-character-count="612"/>
  </office:meta>
</office:document-meta>
</file>